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e12e" officeooo:paragraph-rsid="0000e12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0e12e" officeooo:paragraph-rsid="0000e12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c Keyword</text:p>
      <text:p text:style-name="P1"/>
      <text:p text:style-name="P2">The static keyword defines a static method or field for a class, or a static initialization block. Static properties cannot be directly on instances of the class. Instead, they’re accessed on the class itself.</text:p>
      <text:p text:style-name="P2"/>
      <text:p text:style-name="P2">Static methods are often utility functions, such as functions to create or clone objects, whereas static properties are useful for caches, fixed-configuration, or any other data you don’t need to be replicated across instanc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5:32:22.484000000</meta:creation-date>
    <dc:date>2025-01-29T15:37:36.813000000</dc:date>
    <meta:editing-duration>PT5M15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" meta:word-count="70" meta:character-count="450" meta:non-whitespace-character-count="383"/>
  </office:meta>
</office:document-meta>
</file>